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9485"/>
    </style:style>
    <style:style style:name="T1" style:family="text">
      <style:text-properties officeooo:rsid="001a8433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000000" style:font-name="Open Sans" fo:font-size="10.5pt" fo:letter-spacing="normal" fo:font-style="normal" fo:font-weight="normal" officeooo:rsid="001a8433"/>
    </style:style>
    <style:style style:name="T5" style:family="text">
      <style:text-properties officeooo:rsid="001994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This is an example source file for translation.<text:line-break/><text:line-break/></text:span><text:span text:style-name="T2"> </text:span><text:span text:style-name="T3">"I need your weight not your phone number," </text:span><text:span text:style-name="T4">when she gives them her weigh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Albert Radvan</meta:initial-creator>
    <meta:creation-date>2020-07-14T19:08:42.228878780</meta:creation-date>
    <dc:date>2020-07-14T19:51:00.855000416</dc:date>
    <dc:creator>Albert Radvan</dc:creator>
    <meta:editing-duration>PT2M1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22" meta:character-count="125" meta:non-whitespace-character-count="102"/>
  </office:meta>
</office:document-meta>
</file>